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0.698cm"/>
    </style:style>
    <style:style style:name="gr2" style:family="graphic" style:parent-style-name="standard">
      <style:graphic-properties draw:textarea-horizontal-align="justify" draw:textarea-vertical-align="middle" draw:auto-grow-height="false" fo:min-height="0.889cm" fo:min-width="0.773cm"/>
    </style:style>
    <style:style style:name="gr3" style:family="graphic" style:parent-style-name="standard">
      <style:graphic-properties draw:textarea-horizontal-align="justify" draw:textarea-vertical-align="middle" draw:auto-grow-height="false" fo:min-height="0.952cm" fo:min-width="1.764cm"/>
    </style:style>
    <style:style style:name="gr4" style:family="graphic" style:parent-style-name="standard">
      <style:graphic-properties draw:textarea-horizontal-align="justify" draw:textarea-vertical-align="middle" draw:auto-grow-height="false" fo:min-height="1.035cm" fo:min-width="0.84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03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556cm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694cm" svg:height="1.6cm" svg:x="11.707cm" svg:y="1.201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799cm" svg:height="1.611cm" svg:x="8.702cm" svg:y="3.79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2cm" svg:height="1.7cm" svg:x="13.9cm" svg:y="5.5cm">
          <text:p text:style-name="P1"><text:span text:style-name="T1">Exce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1.9cm" svg:height="1.817cm" svg:x="5.001cm" svg:y="6.701cm">
          <draw:glue-point draw:id="12" svg:x="5cm" svg:y="2.157cm"/>
          <text:p text:style-name="P1"><text:span text:style-name="T1">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3.153cm" svg:y1="2.567cm" svg:x2="14.368cm" svg:y2="5.749cm" draw:start-shape="id1" draw:start-glue-point="9" draw:end-shape="id2" draw:end-glue-point="5" svg:d="M13153 2567l1215 3182" svg:viewBox="0 0 1216 3183">
          <text:p/>
        </draw:connector>
        <draw:connector draw:style-name="gr5" draw:text-style-name="P3" draw:layer="layout" draw:type="line" svg:x1="8.965cm" svg:y1="5.165cm" svg:x2="6.623cm" svg:y2="6.967cm" draw:start-shape="id3" draw:start-glue-point="7" draw:end-shape="id4" draw:end-glue-point="11" svg:d="M8965 5165l-2342 1802" svg:viewBox="0 0 2343 1803">
          <text:p/>
        </draw:connector>
        <draw:frame draw:style-name="gr6" draw:text-style-name="P4" draw:layer="layout" svg:width="2.3cm" svg:height="1.353cm" svg:x="6.4cm" svg:y="5.1cm">
          <draw:text-box>
            <text:p><text:span text:style-name="T1">p &lt;= 1</text:span></text:p>
          </draw:text-box>
        </draw:frame>
        <draw:connector draw:style-name="gr5" draw:text-style-name="P3" draw:layer="layout" draw:type="line" svg:x1="10.238cm" svg:y1="5.165cm" svg:x2="13.9cm" svg:y2="6.35cm" draw:start-shape="id3" draw:start-glue-point="9" draw:end-shape="id2" svg:d="M10238 5165l3662 1185" svg:viewBox="0 0 3663 1186">
          <text:p/>
        </draw:connector>
        <draw:frame draw:style-name="gr7" draw:text-style-name="P4" draw:layer="layout" svg:width="2.299cm" svg:height="0.806cm" svg:x="10.901cm" svg:y="4.6cm">
          <draw:text-box>
            <text:p><text:span text:style-name="T1">p &gt; 1.0</text:span></text:p>
          </draw:text-box>
        </draw:frame>
        <draw:frame draw:style-name="gr8" draw:text-style-name="P5" draw:layer="layout" svg:width="3cm" svg:height="1cm" svg:x="13.4cm" svg:y="3.3cm">
          <draw:text-box>
            <text:p text:style-name="P1"><text:span text:style-name="T1">p &lt; 0.0</text:span></text:p>
          </draw:text-box>
        </draw:frame>
        <draw:connector draw:style-name="gr5" draw:text-style-name="P3" draw:layer="layout" draw:type="line" svg:x1="11.955cm" svg:y1="2.567cm" svg:x2="10.238cm" svg:y2="4.026cm" draw:start-shape="id1" draw:start-glue-point="7" draw:end-shape="id3" draw:end-glue-point="11" svg:d="M11955 2567l-1717 1459" svg:viewBox="0 0 1718 1460">
          <text:p/>
        </draw:connector>
        <draw:custom-shape draw:style-name="gr2" draw:text-style-name="P2" xml:id="id5" draw:id="id5" draw:layer="layout" svg:width="1.799cm" svg:height="1.611cm" svg:x="6.7cm" svg:y="9.889cm">
          <text:p text:style-name="P1"><text:span text:style-name="T1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799cm" svg:height="1.611cm" svg:x="1.701cm" svg:y="9.69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5.951cm" svg:y1="8.518cm" svg:x2="6.963cm" svg:y2="10.125cm" draw:start-shape="id4" draw:start-glue-point="8" draw:end-shape="id5" draw:end-glue-point="5" svg:d="M5951 8518l1012 1607" svg:viewBox="0 0 1013 1608">
          <text:p/>
        </draw:connector>
        <draw:connector draw:style-name="gr5" draw:text-style-name="P3" draw:layer="layout" draw:type="line" svg:x1="5.279cm" svg:y1="8.252cm" svg:x2="3.237cm" svg:y2="9.926cm" draw:start-shape="id4" draw:start-glue-point="7" draw:end-shape="id6" draw:end-glue-point="11" svg:d="M5279 8252l-2042 1674" svg:viewBox="0 0 2043 1675">
          <text:p/>
        </draw:connector>
        <draw:frame draw:style-name="gr9" draw:text-style-name="P4" draw:layer="layout" svg:width="1.799cm" svg:height="0.9cm" svg:x="4.901cm" svg:y="9.1cm">
          <draw:text-box>
            <text:p><text:span text:style-name="T1">v &lt; V</text:span></text:p>
          </draw:text-box>
        </draw:frame>
        <draw:connector draw:style-name="gr5" draw:text-style-name="P3" draw:layer="layout" draw:type="line" svg:x1="7.6cm" svg:y1="9.889cm" svg:x2="6.623cm" svg:y2="8.252cm" draw:start-shape="id5" draw:start-glue-point="4" draw:end-shape="id4" draw:end-glue-point="9" svg:d="M7600 9889l-977-1637" svg:viewBox="0 0 978 1638">
          <text:p/>
        </draw:connector>
        <draw:connector draw:style-name="gr5" draw:text-style-name="P3" draw:layer="layout" draw:type="line" svg:x1="8.499cm" svg:y1="10.695cm" svg:x2="13.2cm" svg:y2="10.695cm" draw:start-shape="id5" draw:start-glue-point="10" draw:end-shape="id7" draw:end-glue-point="6" svg:d="M8499 10695h4701" svg:viewBox="0 0 4702 1">
          <text:p/>
        </draw:connector>
        <draw:custom-shape draw:style-name="gr2" draw:text-style-name="P2" xml:id="id7" draw:id="id7" draw:layer="layout" svg:width="1.799cm" svg:height="1.611cm" svg:x="13.2cm" svg:y="9.889cm"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1cm" svg:y1="9.889cm" svg:x2="6.901cm" svg:y2="7.61cm" draw:start-shape="id7" draw:start-glue-point="4" draw:end-shape="id4" draw:end-glue-point="10" svg:d="M14100 9889l-7199-2279" svg:viewBox="0 0 7200 2280">
          <text:p/>
        </draw:connector>
        <draw:frame draw:style-name="gr10" draw:text-style-name="P4" draw:layer="layout" svg:width="2.1cm" svg:height="0.806cm" svg:x="2.8cm" svg:y="8.194cm">
          <draw:text-box>
            <text:p><text:span text:style-name="T1">v &gt;= V</text:span></text:p>
          </draw:text-box>
        </draw:frame>
        <draw:frame draw:style-name="gr10" draw:text-style-name="P4" draw:layer="layout" svg:width="3cm" svg:height="0.806cm" svg:x="9.3cm" svg:y="9.9cm">
          <draw:text-box>
            <text:p><text:span text:style-name="T1">bernoulli(p)</text:span></text:p>
          </draw:text-box>
        </draw:frame>
        <draw:frame draw:style-name="gr8" draw:text-style-name="P5" draw:layer="layout" svg:width="3.8cm" svg:height="1cm" svg:x="8.1cm" svg:y="2.6cm">
          <draw:text-box>
            <text:p text:style-name="P1"><text:span text:style-name="T1">p &gt;= 0.0</text:span></text:p>
          </draw:text-box>
        </draw:frame>
        <draw:frame draw:style-name="gr11" draw:text-style-name="P4" draw:layer="layout" svg:width="3.3cm" svg:height="0.806cm" svg:x="7.1cm" svg:y="8.8cm">
          <draw:text-box>
            <text:p><text:span text:style-name="T1">!bernoulli(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0:08:03.183569172</meta:creation-date>
    <dc:date>2017-10-16T10:42:25.673021043</dc:date>
    <meta:editing-duration>PT34M20S</meta:editing-duration>
    <meta:editing-cycles>5</meta:editing-cycles>
    <meta:generator>LibreOffice/5.1.6.2$Linux_X86_64 LibreOffice_project/10m0$Build-2</meta:generator>
    <meta:document-statistic meta:object-count="24"/>
  </office:meta>
</office:document-meta>
</file>